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911" officeooo:paragraph-rsid="00023911"/>
    </style:style>
    <style:style style:name="P2" style:family="paragraph" style:parent-style-name="Standard">
      <style:text-properties officeooo:rsid="00023911" officeooo:paragraph-rsid="00056a3b"/>
    </style:style>
    <style:style style:name="P3" style:family="paragraph" style:parent-style-name="Standard">
      <style:text-properties officeooo:rsid="0002c7f1" officeooo:paragraph-rsid="0002c7f1"/>
    </style:style>
    <style:style style:name="P4" style:family="paragraph" style:parent-style-name="Standard">
      <style:text-properties officeooo:rsid="0002d24f" officeooo:paragraph-rsid="0002d24f"/>
    </style:style>
    <style:style style:name="P5" style:family="paragraph" style:parent-style-name="Standard">
      <style:text-properties officeooo:rsid="0002eab4" officeooo:paragraph-rsid="0002eab4"/>
    </style:style>
    <style:style style:name="P6" style:family="paragraph" style:parent-style-name="Standard">
      <style:text-properties officeooo:rsid="00034a3d" officeooo:paragraph-rsid="00034a3d"/>
    </style:style>
    <style:style style:name="P7" style:family="paragraph" style:parent-style-name="Standard">
      <style:text-properties officeooo:rsid="00049466" officeooo:paragraph-rsid="00049466"/>
    </style:style>
    <style:style style:name="P8" style:family="paragraph" style:parent-style-name="Standard">
      <style:text-properties officeooo:rsid="00049466" officeooo:paragraph-rsid="00073057"/>
    </style:style>
    <style:style style:name="P9" style:family="paragraph" style:parent-style-name="Standard">
      <style:text-properties officeooo:rsid="00056a3b" officeooo:paragraph-rsid="00056a3b"/>
    </style:style>
    <style:style style:name="P10" style:family="paragraph" style:parent-style-name="Standard">
      <style:text-properties officeooo:rsid="00056a3b" officeooo:paragraph-rsid="00073057"/>
    </style:style>
    <style:style style:name="P11" style:family="paragraph" style:parent-style-name="Standard">
      <style:text-properties officeooo:rsid="00073057" officeooo:paragraph-rsid="00073057"/>
    </style:style>
    <style:style style:name="P12" style:family="paragraph" style:parent-style-name="Standard">
      <style:text-properties officeooo:rsid="00056a3b" officeooo:paragraph-rsid="00056a3b"/>
    </style:style>
    <style:style style:name="P13" style:family="paragraph" style:parent-style-name="Standard">
      <style:text-properties officeooo:rsid="00073057" officeooo:paragraph-rsid="00073057"/>
    </style:style>
    <style:style style:name="T1" style:family="text">
      <style:text-properties officeooo:rsid="00023911"/>
    </style:style>
    <style:style style:name="T2" style:family="text">
      <style:text-properties officeooo:rsid="00049466"/>
    </style:style>
    <style:style style:name="T3" style:family="text">
      <style:text-properties officeooo:rsid="00056a3b"/>
    </style:style>
    <style:style style:name="T4" style:family="text">
      <style:text-properties officeooo:rsid="000730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</text:p>
      <text:p text:style-name="P1">The ethernet address of my computer is </text:p>
      <text:p text:style-name="P1">08:ed:b9:a1:76:95</text:p>
      <text:p text:style-name="P1"/>
      <text:p text:style-name="P1">Q2.</text:p>
      <text:p text:style-name="P1">The destination ethernet address is </text:p>
      <text:p text:style-name="P2">00:00:0c:9f:f0:00<text:span text:style-name="T3">.</text:span></text:p>
      <text:p text:style-name="P2"/>
      <text:p text:style-name="P9">No, it is the address of the router which takes me out of our own subnet.</text:p>
      <text:p text:style-name="P1"/>
      <text:p text:style-name="P1">Q3.</text:p>
      <text:p text:style-name="P2">The frame type field is 0X0800. </text:p>
      <text:p text:style-name="P2">It corresponds to the protocol to which the payload of this frame will be given i.e, IP. It can be seen in the screenshot.</text:p>
      <text:p text:style-name="P1"/>
      <text:p text:style-name="P1">Q4.</text:p>
      <text:p text:style-name="P3">As seen in the hexadecimal dump in the screenshot, it appears after 66 bytes.</text:p>
      <text:p text:style-name="P3"/>
      <text:p text:style-name="P3">Q5.</text:p>
      <text:p text:style-name="P4">The ethernet source address is <text:span text:style-name="T1">00:00:0c:9f:f0:00</text:span>. It is the address of the router that takes us out of our network.</text:p>
      <text:p text:style-name="P4"/>
      <text:p text:style-name="P4">Q6.</text:p>
      <text:p text:style-name="P4">The destination address 00:00:0c:9f:f0:00 is the address of my computer.</text:p>
      <text:p text:style-name="P4"/>
      <text:p text:style-name="P4">Q7.</text:p>
      <text:p text:style-name="P4">The hexadecimal value for the Frame Type is 0X0800. It cooresponds to the IP protocol.</text:p>
      <text:p text:style-name="P4"/>
      <text:p text:style-name="P4">Q8.</text:p>
      <text:p text:style-name="P5">For some reason, the character 'O' did not print and I could not count the byte number. However, I have attached the screenshot for the captured packets listing to show where it lies.</text:p>
      <text:p text:style-name="P5"/>
      <text:p text:style-name="P5">Q9.</text:p>
      <text:p text:style-name="P11">Multiple instances of the ARP table can be seen in the screenshot.</text:p>
      <text:p text:style-name="P10">IP address<text:span text:style-name="T4"> is the IP protocol address, </text:span>Physical <text:span text:style-name="T4">address is the MA</text:span>C<text:span text:style-name="T4"> address, HW </text:span>type <text:span text:style-name="T4">means the type of the hardware the network is using i.e., ethernet in our case, </text:span>Iface is the interface that we are using on our machine for this communication<text:span text:style-name="T4">.</text:span></text:p>
      <text:p text:style-name="P5"/>
      <text:p text:style-name="P6">Q10.</text:p>
      <text:p text:style-name="P6"><text:span text:style-name="T4">The source is </text:span>08:ed:b9:a1:76:95<text:span text:style-name="T4"> and the destination is </text:span>ff:ff:ff:ff:ff:ff<text:span text:style-name="T4">.</text:span></text:p>
      <text:p text:style-name="P6"/>
      <text:p text:style-name="P6">Q11.</text:p>
      <text:p text:style-name="P6"><text:span text:style-name="T4">The hexadecimal value is </text:span>0X0806 <text:span text:style-name="T4">and it re</text:span>f<text:span text:style-name="T4">ers to Address Resolution Protocol.</text:span></text:p>
      <text:p text:style-name="P6"/>
      <text:p text:style-name="P8">Q12. </text:p>
      <text:p text:style-name="P8"><text:span text:style-name="T3">a.</text:span>At the byte after <text:span text:style-name="T4">the first </text:span>20 bytes i.e., <text:span text:style-name="T4">the </text:span>21st<text:span text:style-name="T4"> byte</text:span></text:p>
      <text:p text:style-name="P9">b.0X0001</text:p>
      <text:p text:style-name="P9">c.<text:span text:style-name="T4">Yes</text:span></text:p>
      <text:p text:style-name="P7">d<text:span text:style-name="T4">.In the</text:span> target <text:span text:style-name="T4">MAC</text:span> address<text:span text:style-name="T4">, </text:span>00:00:0<text:span text:style-name="T4">0:00:00:00.</text:span></text:p>
      <text:p text:style-name="P7"><text:soft-page-break/></text:p>
      <text:p text:style-name="P7">Q13. </text:p>
      <text:p text:style-name="P11">a.After the first 20 bytes.</text:p>
      <text:p text:style-name="P11">b.<text:span text:style-name="T2">The value is 0X0002 for reply</text:span></text:p>
      <text:p text:style-name="P11">c.In the sender's MAC address</text:p>
      <text:p text:style-name="P10"/>
      <text:p text:style-name="P9"/>
      <text:p text:style-name="P9">15. <text:span text:style-name="T4">It is b</text:span>ecause the ARP reply is sent back to the actual sender<text:span text:style-name="T4"> of the request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9:11:30.301392389</meta:creation-date>
    <dc:date>2018-12-08T21:02:21.278212963</dc:date>
    <meta:editing-duration>PT9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95" meta:character-count="1660" meta:non-whitespace-character-count="1397"/>
  </office:meta>
</office:document-meta>
</file>